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99.24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39.55pt"/>
    </style:style>
    <style:style style:name="co9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8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s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8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BOOL</text:p>
          </table:table-cell>
        </table:table-row>
        <table:table-row table:style-name="ro1">
          <table:table-cell table:number-columns-repeated="5" office:value-type="string" calcext:value-type="string">
            <text:p>RPM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ket Identifier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ket Identifier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cing Upper By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cing Lower Byte</text:p>
          </table:table-cell>
        </table:table-row>
      </table:table>
      <table:table table:name="Error Code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20:20:33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3-10-30T20:28:58.236000000</dc:date>
    <meta:editing-duration>P1DT16H21M39S</meta:editing-duration>
    <meta:editing-cycles>71</meta:editing-cycles>
    <meta:generator>LibreOffice/5.4.1.2$Windows_X86_64 LibreOffice_project/ea7cb86e6eeb2bf3a5af73a8f7777ac570321527</meta:generator>
    <meta:document-statistic meta:table-count="5" meta:cell-count="319" meta:object-count="0"/>
  </office:meta>
</office:document-meta>
</file>